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7.501cm"/>
    </style:style>
    <style:style style:name="gr2" style:family="graphic" style:parent-style-name="standard">
      <style:graphic-properties svg:stroke-color="#000000" draw:fill-color="#56b071" draw:textarea-horizontal-align="justify" draw:textarea-vertical-align="middle" draw:auto-grow-height="false" fo:min-height="4.83cm" fo:min-width="7.501cm"/>
    </style:style>
    <style:style style:name="gr3" style:family="graphic" style:parent-style-name="standard">
      <style:graphic-properties svg:stroke-color="#000000" draw:fill-color="#cd7d23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e7f161" draw:textarea-horizontal-align="justify" draw:textarea-vertical-align="middle" draw:auto-grow-height="false" fo:min-height="0.288cm" fo:min-width="0.038cm"/>
    </style:style>
    <style:style style:name="gr5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0.377cm" fo:min-width="0.127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e7f161" draw:textarea-horizontal-align="justify" draw:textarea-vertical-align="bottom" draw:auto-grow-height="false" fo:min-height="0.377cm" fo:min-width="0.127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9" style:family="graphic" style:parent-style-name="standard">
      <style:graphic-properties svg:stroke-color="#000000" draw:fill-color="#cd7d23" draw:textarea-horizontal-align="justify" draw:textarea-vertical-align="middle" draw:auto-grow-height="false" fo:min-height="0.386cm" fo:min-width="1.089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" draw:marker-end-width="0.3cm" draw:stroke-linejoin="none" draw:fill="none" draw:textarea-vertical-align="middle"/>
    </style:style>
    <style:style style:name="gr11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e7f161" draw:textarea-horizontal-align="justify" draw:textarea-vertical-align="bottom" draw:auto-grow-height="false" fo:min-height="0.377cm" fo:min-width="0.127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e7f161" draw:textarea-horizontal-align="justify" draw:textarea-vertical-align="bottom" draw:auto-grow-height="false" fo:min-height="0.377cm" fo:min-width="0.127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e7f161" draw:textarea-horizontal-align="justify" draw:textarea-vertical-align="middle" draw:auto-grow-height="false" fo:min-height="0.377cm" fo:min-width="0.1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56b071"/>
      <style:paragraph-properties fo:text-align="center"/>
    </style:style>
    <style:style style:name="P3" style:family="paragraph">
      <loext:graphic-properties draw:fill-color="#cd7d23"/>
      <style:paragraph-properties fo:text-align="center"/>
    </style:style>
    <style:style style:name="P4" style:family="paragraph">
      <loext:graphic-properties draw:fill-color="#e7f161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6" style:family="paragraph">
      <loext:graphic-properties draw:fill-color="#e7f161"/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-color="#729fcf"/>
      <style:paragraph-properties fo:text-align="star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-color="#cd7d23"/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5.08cm" svg:x="1.905cm" svg:y="3.8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8.001cm" svg:height="5.08cm" svg:x="11.43cm" svg:y="3.8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8.001cm" svg:height="5.08cm" svg:x="20.637cm" svg:y="3.8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" draw:id="id1" draw:layer="layout" svg:width="0.508cm" svg:height="0.508cm" svg:x="2.221cm" svg:y="4.1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2" draw:id="id2" draw:layer="layout" svg:width="0.508cm" svg:height="0.508cm" svg:x="5.396cm" svg:y="4.12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3" draw:text-style-name="P3" xml:id="id3" draw:id="id3" draw:layer="layout" svg:width="0.508cm" svg:height="0.508cm" svg:x="5.396cm" svg:y="5.39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4" draw:text-style-name="P4" draw:layer="layout" svg:width="0.762cm" svg:height="0.762cm" svg:x="12.7cm" svg:y="14.9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6" draw:layer="layout" svg:width="0.889cm" svg:height="0.889cm" svg:x="2.539cm" svg:y="6.413cm">
          <text:p text:style-name="P5"><text:span text:style-name="T1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8" draw:layer="layout" svg:width="0.889cm" svg:height="0.889cm" svg:x="4.444cm" svg:y="6.413cm">
          <text:p text:style-name="P7"><text:span text:style-name="T1">i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0.889cm" svg:height="0.889cm" svg:x="6.031cm" svg:y="6.413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draw:layer="layout" svg:width="0.889cm" svg:height="0.889cm" svg:x="6.984cm" svg:y="7.747cm">
          <text:p text:style-name="P9"><text:span text:style-name="T2">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6" draw:id="id6" draw:layer="layout" svg:width="0.508cm" svg:height="0.508cm" svg:x="8.571cm" svg:y="7.93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9" draw:text-style-name="P11" draw:layer="layout" svg:width="1.589cm" svg:height="0.636cm" svg:x="7.936cm" svg:y="6.666cm">
          <text:p text:style-name="P10"><text:span text:style-name="T1">tan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2" draw:layer="layout" svg:x1="2.729cm" svg:y1="4.381cm" svg:x2="5.396cm" svg:y2="4.381cm" draw:start-shape="id1" draw:start-glue-point="10" draw:end-shape="id2" draw:end-glue-point="6" svg:d="M2729 4381h2667" svg:viewBox="0 0 2668 1">
          <text:p/>
        </draw:connector>
        <draw:connector draw:style-name="gr10" draw:text-style-name="P12" draw:layer="layout" svg:x1="5.65cm" svg:y1="5.397cm" svg:x2="5.65cm" svg:y2="4.635cm" draw:start-shape="id3" draw:start-glue-point="4" draw:end-shape="id2" draw:end-glue-point="8" svg:d="M5650 5397v-762" svg:viewBox="0 0 1 763">
          <text:p/>
        </draw:connector>
        <draw:connector draw:style-name="gr10" draw:text-style-name="P12" draw:layer="layout" svg:x1="13.525cm" svg:y1="1.587cm" svg:x2="16.192cm" svg:y2="1.587cm" svg:d="M13525 1587h2667" svg:viewBox="0 0 2668 1">
          <text:p/>
        </draw:connector>
        <draw:connector draw:style-name="gr10" draw:text-style-name="P12" draw:layer="layout" svg:x1="12.497cm" svg:y1="10.16cm" svg:x2="12.509cm" svg:y2="7.303cm" draw:start-shape="id4" draw:start-glue-point="0" draw:end-shape="id5" draw:end-glue-point="8" svg:d="M12497 10160v-1428h12v-1429" svg:viewBox="0 0 13 2858">
          <text:p/>
        </draw:connector>
        <draw:connector draw:style-name="gr10" draw:text-style-name="P12" draw:layer="layout" svg:x1="9.079cm" svg:y1="8.191cm" svg:x2="16.573cm" svg:y2="8.191cm" draw:start-shape="id6" draw:start-glue-point="10" draw:end-shape="id7" draw:end-glue-point="6" svg:d="M9079 8191h7494" svg:viewBox="0 0 7495 1">
          <text:p/>
        </draw:connector>
        <draw:custom-shape draw:style-name="gr3" draw:text-style-name="P3" xml:id="id8" draw:id="id8" draw:layer="layout" svg:width="0.508cm" svg:height="0.508cm" svg:x="20.953cm" svg:y="4.1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9" draw:id="id9" draw:layer="layout" svg:width="0.508cm" svg:height="0.508cm" svg:x="24.128cm" svg:y="4.12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3" draw:text-style-name="P3" xml:id="id10" draw:id="id10" draw:layer="layout" svg:width="0.508cm" svg:height="0.508cm" svg:x="24.128cm" svg:y="5.39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1" draw:text-style-name="P6" draw:layer="layout" svg:width="0.889cm" svg:height="0.889cm" svg:x="21.271cm" svg:y="6.413cm">
          <text:p text:style-name="P5"><text:span text:style-name="T1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8" draw:layer="layout" svg:width="0.889cm" svg:height="0.889cm" svg:x="23.176cm" svg:y="6.413cm">
          <text:p text:style-name="P7"><text:span text:style-name="T1">i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6" draw:layer="layout" svg:width="0.889cm" svg:height="0.889cm" svg:x="24.763cm" svg:y="6.413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6" xml:id="id15" draw:id="id15" draw:layer="layout" svg:width="0.889cm" svg:height="0.889cm" svg:x="25.716cm" svg:y="7.747cm">
          <text:p text:style-name="P9"><text:span text:style-name="T2">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draw:layer="layout" svg:width="0.508cm" svg:height="0.508cm" svg:x="27.303cm" svg:y="7.93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9" draw:text-style-name="P11" draw:layer="layout" svg:width="1.589cm" svg:height="0.636cm" svg:x="26.668cm" svg:y="6.666cm">
          <text:p text:style-name="P10"><text:span text:style-name="T1">tan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2" draw:layer="layout" svg:x1="21.461cm" svg:y1="4.381cm" svg:x2="24.128cm" svg:y2="4.381cm" draw:start-shape="id8" draw:start-glue-point="10" draw:end-shape="id9" draw:end-glue-point="6" svg:d="M21461 4381h2667" svg:viewBox="0 0 2668 1">
          <text:p/>
        </draw:connector>
        <draw:connector draw:style-name="gr10" draw:text-style-name="P12" draw:layer="layout" svg:x1="24.382cm" svg:y1="5.397cm" svg:x2="24.382cm" svg:y2="4.635cm" draw:start-shape="id10" draw:start-glue-point="4" draw:end-shape="id9" draw:end-glue-point="8" svg:d="M24382 5397v-762" svg:viewBox="0 0 1 763">
          <text:p/>
        </draw:connector>
        <draw:custom-shape draw:style-name="gr3" draw:text-style-name="P3" xml:id="id11" draw:id="id11" draw:layer="layout" svg:width="0.508cm" svg:height="0.508cm" svg:x="11.747cm" svg:y="4.1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2" draw:id="id12" draw:layer="layout" svg:width="0.508cm" svg:height="0.508cm" svg:x="14.922cm" svg:y="4.128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3" draw:text-style-name="P3" xml:id="id13" draw:id="id13" draw:layer="layout" svg:width="0.508cm" svg:height="0.508cm" svg:x="14.922cm" svg:y="5.398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4" draw:text-style-name="P6" xml:id="id5" draw:id="id5" draw:layer="layout" svg:width="0.889cm" svg:height="0.889cm" svg:x="12.065cm" svg:y="6.414cm">
          <text:p text:style-name="P5"><text:span text:style-name="T1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8" draw:layer="layout" svg:width="0.889cm" svg:height="0.889cm" svg:x="13.97cm" svg:y="6.414cm">
          <text:p text:style-name="P7"><text:span text:style-name="T1">i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6" draw:layer="layout" svg:width="0.889cm" svg:height="0.889cm" svg:x="15.557cm" svg:y="6.414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6" xml:id="id7" draw:id="id7" draw:layer="layout" svg:width="0.889cm" svg:height="0.889cm" svg:x="16.573cm" svg:y="7.747cm">
          <text:p text:style-name="P9"><text:span text:style-name="T2">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4" draw:id="id14" draw:layer="layout" svg:width="0.508cm" svg:height="0.508cm" svg:x="18.097cm" svg:y="7.938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9" draw:text-style-name="P11" draw:layer="layout" svg:width="1.589cm" svg:height="0.636cm" svg:x="17.462cm" svg:y="6.667cm">
          <text:p text:style-name="P10"><text:span text:style-name="T1">tan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2" draw:layer="layout" svg:x1="12.255cm" svg:y1="4.382cm" svg:x2="14.922cm" svg:y2="4.382cm" draw:start-shape="id11" draw:start-glue-point="10" draw:end-shape="id12" draw:end-glue-point="6" svg:d="M12255 4382h2667" svg:viewBox="0 0 2668 1">
          <text:p/>
        </draw:connector>
        <draw:connector draw:style-name="gr10" draw:text-style-name="P12" draw:layer="layout" svg:x1="15.176cm" svg:y1="5.398cm" svg:x2="15.176cm" svg:y2="4.636cm" draw:start-shape="id13" draw:start-glue-point="4" draw:end-shape="id12" draw:end-glue-point="8" svg:d="M15176 5398v-762" svg:viewBox="0 0 1 763">
          <text:p/>
        </draw:connector>
        <draw:connector draw:style-name="gr10" draw:text-style-name="P12" draw:layer="layout" svg:x1="17.462cm" svg:y1="8.191cm" svg:x2="18.097cm" svg:y2="8.192cm" draw:start-shape="id7" draw:start-glue-point="10" draw:end-shape="id14" draw:end-glue-point="6" svg:d="M17462 8191h318v1h317" svg:viewBox="0 0 636 2">
          <text:p/>
        </draw:connector>
        <draw:connector draw:style-name="gr10" draw:text-style-name="P12" draw:layer="layout" svg:x1="18.605cm" svg:y1="8.192cm" svg:x2="25.716cm" svg:y2="8.191cm" draw:start-shape="id14" draw:start-glue-point="10" draw:end-shape="id15" draw:end-glue-point="6" svg:d="M18605 8192h3556v-1h3555" svg:viewBox="0 0 7112 2">
          <text:p/>
        </draw:connector>
        <draw:frame draw:style-name="gr17" draw:text-style-name="P14" draw:layer="layout" svg:width="0.953cm" svg:height="0.797cm" svg:x="14.922cm" svg:y="2.857cm">
          <draw:text-box>
            <text:p text:style-name="P13"><text:span text:style-name="T3">t</text:span></text:p>
          </draw:text-box>
        </draw:frame>
        <draw:frame draw:style-name="gr18" draw:text-style-name="P14" draw:layer="layout" svg:width="1.27cm" svg:height="0.953cm" svg:x="24.13cm" svg:y="2.857cm">
          <draw:text-box>
            <text:p text:style-name="P13"><text:span text:style-name="T3">t+1</text:span></text:p>
          </draw:text-box>
        </draw:frame>
        <draw:frame draw:style-name="gr18" draw:text-style-name="P14" draw:layer="layout" svg:width="1.27cm" svg:height="0.953cm" svg:x="5.397cm" svg:y="2.857cm">
          <draw:text-box>
            <text:p text:style-name="P13"><text:span text:style-name="T3">t-1</text:span></text:p>
          </draw:text-box>
        </draw:frame>
        <draw:frame draw:style-name="gr19" draw:text-style-name="P14" xml:id="id4" draw:id="id4" draw:layer="layout" svg:width="1.271cm" svg:height="0.797cm" svg:x="11.862cm" svg:y="10.16cm">
          <draw:text-box>
            <text:p text:style-name="P13"><text:span text:style-name="T3">x[t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7:41:03.818829997</meta:creation-date>
    <dc:date>2023-05-27T17:59:14.030328597</dc:date>
    <meta:editing-duration>PT7M50S</meta:editing-duration>
    <meta:editing-cycles>1</meta:editing-cycles>
    <meta:document-statistic meta:object-count="46"/>
    <meta:generator>LibreOffice/7.3.7.2$Linux_X86_64 LibreOffice_project/30$Build-2</meta:generator>
  </office:meta>
</office:document-meta>
</file>